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181d" officeooo:paragraph-rsid="001e181d"/>
    </style:style>
    <style:style style:name="P2" style:family="paragraph" style:parent-style-name="Standard">
      <style:text-properties officeooo:rsid="001e181d" officeooo:paragraph-rsid="001f4fac"/>
    </style:style>
    <style:style style:name="P3" style:family="paragraph" style:parent-style-name="Standard">
      <style:text-properties officeooo:rsid="001e181d" officeooo:paragraph-rsid="0028020c"/>
    </style:style>
    <style:style style:name="P4" style:family="paragraph" style:parent-style-name="Standard">
      <style:text-properties officeooo:rsid="001f4fac" officeooo:paragraph-rsid="001f4fac"/>
    </style:style>
    <style:style style:name="P5" style:family="paragraph" style:parent-style-name="Standard">
      <style:text-properties officeooo:rsid="0021a78c" officeooo:paragraph-rsid="0021a78c"/>
    </style:style>
    <style:style style:name="P6" style:family="paragraph" style:parent-style-name="Standard">
      <style:text-properties officeooo:rsid="00220de7" officeooo:paragraph-rsid="00220de7"/>
    </style:style>
    <style:style style:name="P7" style:family="paragraph" style:parent-style-name="Standard">
      <style:text-properties officeooo:rsid="002381ef" officeooo:paragraph-rsid="002381ef"/>
    </style:style>
    <style:style style:name="P8" style:family="paragraph" style:parent-style-name="Standard">
      <style:text-properties officeooo:rsid="00244af2" officeooo:paragraph-rsid="00244af2"/>
    </style:style>
    <style:style style:name="P9" style:family="paragraph" style:parent-style-name="Standard">
      <style:text-properties officeooo:rsid="002633b8" officeooo:paragraph-rsid="002633b8"/>
    </style:style>
    <style:style style:name="P10" style:family="paragraph" style:parent-style-name="Standard">
      <style:text-properties officeooo:rsid="001cd18f" officeooo:paragraph-rsid="001cd18f"/>
    </style:style>
    <style:style style:name="P11" style:family="paragraph" style:parent-style-name="Standard">
      <style:text-properties officeooo:rsid="0028020c" officeooo:paragraph-rsid="0028020c"/>
    </style:style>
    <style:style style:name="P12" style:family="paragraph" style:parent-style-name="Standard">
      <style:text-properties fo:font-size="24pt" officeooo:rsid="00290850" officeooo:paragraph-rsid="00290850" style:font-size-asian="24pt" style:font-size-complex="24pt"/>
    </style:style>
    <style:style style:name="P13" style:family="paragraph" style:parent-style-name="Standard">
      <style:text-properties fo:font-size="24pt" officeooo:rsid="0021a78c" officeooo:paragraph-rsid="0021a78c" style:font-size-asian="24pt" style:font-size-complex="24pt"/>
    </style:style>
    <style:style style:name="P14" style:family="paragraph" style:parent-style-name="Standard">
      <style:text-properties officeooo:rsid="002a468a" officeooo:paragraph-rsid="002a468a"/>
    </style:style>
    <style:style style:name="P15" style:family="paragraph" style:parent-style-name="Standard">
      <style:text-properties officeooo:rsid="002de8f1" officeooo:paragraph-rsid="002de8f1"/>
    </style:style>
    <style:style style:name="P16" style:family="paragraph" style:parent-style-name="Standard">
      <style:text-properties officeooo:rsid="002f999c" officeooo:paragraph-rsid="002f999c"/>
    </style:style>
    <style:style style:name="P17" style:family="paragraph" style:parent-style-name="Standard" style:list-style-name="L1">
      <style:text-properties officeooo:rsid="001cd18f" officeooo:paragraph-rsid="001cd18f"/>
    </style:style>
    <style:style style:name="P18" style:family="paragraph" style:parent-style-name="Standard" style:list-style-name="L1">
      <style:text-properties officeooo:rsid="001cd18f" officeooo:paragraph-rsid="001d34d8"/>
    </style:style>
    <style:style style:name="P19" style:family="paragraph" style:parent-style-name="Standard" style:list-style-name="L2">
      <style:text-properties officeooo:rsid="001cd18f" officeooo:paragraph-rsid="001d34d8"/>
    </style:style>
    <style:style style:name="P20" style:family="paragraph" style:parent-style-name="Standard" style:list-style-name="L2">
      <style:text-properties officeooo:rsid="001cd18f" officeooo:paragraph-rsid="001cd18f"/>
    </style:style>
    <style:style style:name="P21" style:family="paragraph" style:parent-style-name="Standard" style:list-style-name="L2">
      <style:text-properties officeooo:rsid="001cd18f" officeooo:paragraph-rsid="001e181d"/>
    </style:style>
    <style:style style:name="P22" style:family="paragraph" style:parent-style-name="Standard" style:list-style-name="L2">
      <style:text-properties officeooo:rsid="001e181d" officeooo:paragraph-rsid="001e181d"/>
    </style:style>
    <style:style style:name="P23" style:family="paragraph" style:parent-style-name="Standard" style:list-style-name="L3">
      <style:text-properties officeooo:rsid="001e181d" officeooo:paragraph-rsid="001e181d"/>
    </style:style>
    <style:style style:name="P24" style:family="paragraph" style:parent-style-name="Standard" style:list-style-name="L4">
      <style:text-properties officeooo:rsid="001f4fac" officeooo:paragraph-rsid="001f4fac"/>
    </style:style>
    <style:style style:name="P25" style:family="paragraph" style:parent-style-name="Standard" style:list-style-name="L5">
      <style:text-properties officeooo:rsid="001f4fac" officeooo:paragraph-rsid="001f4fac"/>
    </style:style>
    <style:style style:name="P26" style:family="paragraph" style:parent-style-name="Standard" style:list-style-name="L6">
      <style:text-properties officeooo:rsid="001f4fac" officeooo:paragraph-rsid="001f4fac"/>
    </style:style>
    <style:style style:name="P27" style:family="paragraph" style:parent-style-name="Standard" style:list-style-name="L7">
      <style:text-properties officeooo:rsid="00290850" officeooo:paragraph-rsid="00290850"/>
    </style:style>
    <style:style style:name="P28" style:family="paragraph" style:parent-style-name="Standard" style:list-style-name="L8">
      <style:text-properties officeooo:rsid="00290850" officeooo:paragraph-rsid="00290850"/>
    </style:style>
    <style:style style:name="P29" style:family="paragraph" style:parent-style-name="Standard" style:list-style-name="L9">
      <style:text-properties officeooo:rsid="00290850" officeooo:paragraph-rsid="00290850"/>
    </style:style>
    <style:style style:name="P30" style:family="paragraph" style:parent-style-name="Standard" style:list-style-name="L10">
      <style:text-properties officeooo:paragraph-rsid="0021a78c"/>
    </style:style>
    <style:style style:name="P31" style:family="paragraph" style:parent-style-name="Standard" style:list-style-name="L10">
      <style:text-properties officeooo:rsid="0021a78c" officeooo:paragraph-rsid="0021a78c"/>
    </style:style>
    <style:style style:name="P32" style:family="paragraph" style:parent-style-name="Standard" style:list-style-name="L11">
      <style:text-properties officeooo:paragraph-rsid="0021a78c"/>
    </style:style>
    <style:style style:name="P33" style:family="paragraph" style:parent-style-name="Standard" style:list-style-name="L11">
      <style:text-properties officeooo:rsid="00220de7" officeooo:paragraph-rsid="00220de7"/>
    </style:style>
    <style:style style:name="P34" style:family="paragraph" style:parent-style-name="Standard" style:list-style-name="L12">
      <style:text-properties officeooo:rsid="00220de7" officeooo:paragraph-rsid="00220de7"/>
    </style:style>
    <style:style style:name="P35" style:family="paragraph" style:parent-style-name="Standard">
      <style:text-properties fo:font-size="24pt" officeooo:rsid="00290850" officeooo:paragraph-rsid="00290850" style:font-size-asian="24pt" style:font-size-complex="24pt"/>
    </style:style>
    <style:style style:name="P36" style:family="paragraph" style:parent-style-name="Standard" style:list-style-name="L11">
      <style:text-properties officeooo:rsid="00325a1a" officeooo:paragraph-rsid="00325a1a"/>
    </style:style>
    <style:style style:name="P37" style:family="paragraph" style:parent-style-name="Standard" style:list-style-name="L12">
      <style:text-properties officeooo:rsid="00350e58" officeooo:paragraph-rsid="00350e58"/>
    </style:style>
    <style:style style:name="P38" style:family="paragraph" style:parent-style-name="Standard">
      <style:text-properties officeooo:paragraph-rsid="00350e58"/>
    </style:style>
    <style:style style:name="P39" style:family="paragraph" style:parent-style-name="Standard" style:list-style-name="L14">
      <style:text-properties officeooo:paragraph-rsid="00350e58"/>
    </style:style>
    <style:style style:name="P40" style:family="paragraph" style:parent-style-name="Standard" style:list-style-name="L12">
      <style:text-properties officeooo:rsid="0037749a" officeooo:paragraph-rsid="0037749a"/>
    </style:style>
    <style:style style:name="P41" style:family="paragraph" style:parent-style-name="Standard">
      <style:text-properties officeooo:rsid="0037749a" officeooo:paragraph-rsid="0037749a"/>
    </style:style>
    <style:style style:name="P4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3" style:family="paragraph" style:parent-style-name="Standard">
      <style:text-properties fo:color="#cccccc" loext:opacity="100%" style:font-name="Droid Sans Mono" fo:font-size="10.5pt" fo:font-weight="normal" officeooo:rsid="0037749a" officeooo:paragraph-rsid="0037749a" fo:background-color="#1f1f1f"/>
    </style:style>
    <style:style style:name="P44" style:family="paragraph" style:parent-style-name="Standard">
      <style:text-properties officeooo:rsid="0039a222" officeooo:paragraph-rsid="0039a222"/>
    </style:style>
    <style:style style:name="P45" style:family="paragraph" style:parent-style-name="Standard" style:list-style-name="L15">
      <style:text-properties officeooo:paragraph-rsid="0039a222"/>
    </style:style>
    <style:style style:name="P46" style:family="paragraph" style:parent-style-name="Standard" style:list-style-name="L15">
      <style:text-properties officeooo:rsid="003ba40c" officeooo:paragraph-rsid="003ba40c"/>
    </style:style>
    <style:style style:name="T1" style:family="text">
      <style:text-properties officeooo:rsid="001d34d8"/>
    </style:style>
    <style:style style:name="T2" style:family="text">
      <style:text-properties officeooo:rsid="001e181d"/>
    </style:style>
    <style:style style:name="T3" style:family="text">
      <style:text-properties officeooo:rsid="00208470"/>
    </style:style>
    <style:style style:name="T4" style:family="text">
      <style:text-properties officeooo:rsid="0021a78c"/>
    </style:style>
    <style:style style:name="T5" style:family="text">
      <style:text-properties officeooo:rsid="0021db07"/>
    </style:style>
    <style:style style:name="T6" style:family="text">
      <style:text-properties officeooo:rsid="002381ef"/>
    </style:style>
    <style:style style:name="T7" style:family="text">
      <style:text-properties officeooo:rsid="0025bd3d"/>
    </style:style>
    <style:style style:name="T8" style:family="text">
      <style:text-properties officeooo:rsid="0028020c"/>
    </style:style>
    <style:style style:name="T9" style:family="text">
      <style:text-properties officeooo:rsid="001f4fac"/>
    </style:style>
    <style:style style:name="T10" style:family="text">
      <style:text-properties officeooo:rsid="003374eb"/>
    </style:style>
    <style:style style:name="T11" style:family="text">
      <style:text-properties officeooo:rsid="00350e58"/>
    </style:style>
    <style:style style:name="T12" style:family="text">
      <style:text-properties officeooo:rsid="00220de7"/>
    </style:style>
    <style:style style:name="T13" style:family="text">
      <style:text-properties officeooo:rsid="0036c46f"/>
    </style:style>
    <style:style style:name="T14" style:family="text">
      <style:text-properties fo:color="#c586c0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ce9178" loext:opacity="100%"/>
    </style:style>
    <style:style style:name="T17" style:family="text">
      <style:text-properties officeooo:rsid="0039a22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>DJANGO</text:p>
      <text:p text:style-name="P10"/>
      <text:p text:style-name="P10"/>
      <text:list xml:id="list4231592131" text:style-name="L1">
        <text:list-item>
          <text:p text:style-name="P17">Instalar conda , el conda contiene : django , django rest, pip, cors, y otros.</text:p>
        </text:list-item>
        <text:list-item>
          <text:p text:style-name="P17">Crear el entorno virtual con el siguiente comando: <text:span text:style-name="T1">conda create -n nombreDelEntorno</text:span></text:p>
        </text:list-item>
        <text:list-item>
          <text:p text:style-name="P17">Activo el entorno virtual con el siguiente comando: <text:span text:style-name="T1">conda activate nombreDelEntorno</text:span></text:p>
        </text:list-item>
        <text:list-item>
          <text:p text:style-name="P17">Creo un proyecto django con el siguiente comando:<text:span text:style-name="T1">django-admin startproject nombreDelProyecto</text:span></text:p>
        </text:list-item>
        <text:list-item>
          <text:p text:style-name="P18">Creo una app adentro de django con el siguiente comando: <text:span text:style-name="T1">python3 manage.py startapp nombreDelItem</text:span></text:p>
        </text:list-item>
      </text:list>
      <text:list xml:id="list2631467237" text:style-name="L2">
        <text:list-item>
          <text:p text:style-name="P19"><text:span text:style-name="T1">Creo la base de datos</text:span> con el siguiente comando: <text:span text:style-name="T1">python3 manage.py migrate</text:span></text:p>
        </text:list-item>
        <text:list-item>
          <text:p text:style-name="P20">Creo un super usuario con el siguiente comando: <text:span text:style-name="T1">python3 manage.py createsuperuser</text:span></text:p>
        </text:list-item>
        <text:list-item>
          <text:p text:style-name="P21">Ejecuto la aplicación con el siguiente comando: <text:span text:style-name="T2">python3 manage.py runserver</text:span></text:p>
        </text:list-item>
        <text:list-item>
          <text:p text:style-name="P22">En visual code creo un modelo en el archivo models.py:</text:p>
        </text:list-item>
      </text:list>
      <text:p text:style-name="P1"/>
      <text:p text:style-name="P1"><text:tab/>class nombreModelo (models.Model):</text:p>
      <text:p text:style-name="P1"><text:tab/><text:tab/>descripcion = models.charfield(max_lenght=20)</text:p>
      <text:p text:style-name="P1"/>
      <text:p text:style-name="P1"/>
      <text:list xml:id="list4094691763" text:style-name="L3">
        <text:list-item>
          <text:p text:style-name="P23">Registro el modelo en el archivo admin.py</text:p>
        </text:list-item>
      </text:list>
      <text:p text:style-name="P1"><text:tab/><text:tab/></text:p>
      <text:p text:style-name="P2"><text:tab/>admin.site.register ( nombreModelo )</text:p>
      <text:p text:style-name="P1"/>
      <text:p text:style-name="P1"/>
      <text:list xml:id="list2938860762" text:style-name="L4">
        <text:list-item>
          <text:p text:style-name="P24">Registro la app en el archivo setting.py</text:p>
        </text:list-item>
      </text:list>
      <text:p text:style-name="P4"/>
      <text:p text:style-name="P4"/>
      <text:p text:style-name="P4"><text:tab/>Installed_apps = </text:p>
      <text:p text:style-name="P4"><text:tab/><text:tab/><text:tab/>[</text:p>
      <text:p text:style-name="P4"><text:tab/><text:tab/><text:tab/>‘nombreApp’ </text:p>
      <text:p text:style-name="P4"><text:tab/><text:tab/><text:tab/><text:tab/><text:tab/>]</text:p>
      <text:p text:style-name="P1"><text:tab/></text:p>
      <text:list xml:id="list379577502" text:style-name="L5">
        <text:list-item>
          <text:p text:style-name="P25">Creo un archivo llamado serializers.py ejemplo: nombreDelItemSerializer.py</text:p>
        </text:list-item>
      </text:list>
      <text:p text:style-name="P4"/>
      <text:p text:style-name="P4"><text:tab/>from rest_framework import serializers</text:p>
      <text:p text:style-name="P4"><text:tab/>from nombreDelItem.models import nombreDelItem</text:p>
      <text:p text:style-name="P4"/>
      <text:p text:style-name="P4"><text:tab/>class NombreDelItemSerializer(serializers.ModelSerializer):</text:p>
      <text:p text:style-name="P4"><text:tab/><text:tab/>Class Meta:</text:p>
      <text:p text:style-name="P4"><text:tab/><text:tab/> <text:s text:c="6"/>Model = NombreDelItem</text:p>
      <text:p text:style-name="P4"><text:tab/><text:tab/> <text:s text:c="6"/>fields = “__all__”</text:p>
      <text:list xml:id="list2940209287" text:style-name="L6">
        <text:list-item>
          <text:p text:style-name="P26">Creo un archivo llamado view.py ejemplo: nombreDelItemView.py</text:p>
        </text:list-item>
      </text:list>
      <text:p text:style-name="P4"/>
      <text:p text:style-name="P4"><text:tab/>from rest_framework import generics</text:p>
      <text:p text:style-name="P4"><text:tab/>from nombreDelItem.serializers import NombreDelItemSerializer</text:p>
      <text:p text:style-name="P4"><text:tab/>from nombreDelItem.models import NombreDelItem</text:p>
      <text:p text:style-name="P4"/>
      <text:p text:style-name="P4"><text:tab/>class NombreDelItemList ( generics.ListCreateApiView):</text:p>
      <text:p text:style-name="P4"><text:tab/><text:tab/>queryset = NombreDelItem.objects.all()</text:p>
      <text:p text:style-name="P4"><text:soft-page-break/><text:tab/><text:tab/>serializer_class <text:span text:style-name="T3">= NombreDelItemSerializer</text:span></text:p>
      <text:p text:style-name="P1"><text:tab/></text:p>
      <text:p text:style-name="P1"><text:tab/><text:span text:style-name="T8">class NombreDelItemDetail(generics.retrieveUpdateDestroyAPIView):</text:span></text:p>
      <text:p text:style-name="P1"><text:tab/><text:tab/><text:span text:style-name="T8">queryset = NombreDelItem.objects.all()</text:span></text:p>
      <text:p text:style-name="P3"><text:tab/><text:tab/><text:span text:style-name="T9">serializer_class </text:span><text:span text:style-name="T3">= NombreDelItemSerializer</text:span></text:p>
      <text:p text:style-name="P3"/>
      <text:list xml:id="list2216499800" text:style-name="L7">
        <text:list-item>
          <text:p text:style-name="P27">modificamos la url de la api</text:p>
        </text:list-item>
      </text:list>
      <text:p text:style-name="P11"/>
      <text:p text:style-name="P11">from django conf.urls import path</text:p>
      <text:p text:style-name="P11">from NombreDelItem.views import NombreDelItem</text:p>
      <text:p text:style-name="P11"/>
      <text:p text:style-name="P11">urlpatterns = [</text:p>
      <text:p text:style-name="P11"/>
      <text:p text:style-name="P11"><text:tab/>path(‘lilst/’, NombreDelItem.as_view(), name=’NombreList’),</text:p>
      <text:p text:style-name="P11"><text:tab/>path(‘&lt;int:pk&gt;’,NombreDelItemDetail.as_view(), name=’NombreDetail’),</text:p>
      <text:p text:style-name="P11">]</text:p>
      <text:p text:style-name="P11"/>
      <text:list xml:id="list233424823" text:style-name="L8">
        <text:list-item>
          <text:p text:style-name="P28">modifico la url general</text:p>
        </text:list-item>
      </text:list>
      <text:p text:style-name="P11"/>
      <text:p text:style-name="P11"><text:tab/>path(‘NombreDelItem/’,include(‘NombreDelItem.urls’)),</text:p>
      <text:p text:style-name="P11"/>
      <text:list xml:id="list2213717579" text:style-name="L9">
        <text:list-item>
          <text:p text:style-name="P29">realizo makemigrations</text:p>
        </text:list-item>
        <text:list-item>
          <text:p text:style-name="P29">realizo migrate</text:p>
        </text:list-item>
      </text:list>
      <text:p text:style-name="P1"/>
      <text:p text:style-name="P14">permisos de acceso </text:p>
      <text:p text:style-name="P14"/>
      <text:p text:style-name="P14">hay tres permisos de acceso: </text:p>
      <text:p text:style-name="P14">active: son para los usuarios activos.</text:p>
      <text:p text:style-name="P14">Staff status: son para que puedan entrar django admin.</text:p>
      <text:p text:style-name="P14">Super user status: son para que puedan editar y borrar lo que quieran.</text:p>
      <text:p text:style-name="P14"/>
      <text:p text:style-name="P15">En el url.py general coloco un path para logear con rest framework</text:p>
      <text:p text:style-name="P15"/>
      <text:p text:style-name="P15"><text:tab/>utlpatterns = [</text:p>
      <text:p text:style-name="P15"><text:tab/><text:tab/><text:tab/>path(‘api-auth’ , include (‘rest.frameworkurls’),</text:p>
      <text:p text:style-name="P15">Ver video 34</text:p>
      <text:p text:style-name="P15"/>
      <text:p text:style-name="P15">rest_framework = {</text:p>
      <text:p text:style-name="P15"><text:tab/><text:tab/><text:tab/>‘DEFAULT_PERMISSION_CLASES’:[</text:p>
      <text:p text:style-name="P15"><text:tab/><text:tab/><text:tab/><text:tab/><text:tab/>‘rest_framework.permissions.IsAuthenticated’,]</text:p>
      <text:p text:style-name="P15">}</text:p>
      <text:p text:style-name="P15">con el codigo que esta arriba no se puede entrar a nada si no esta logueado.</text:p>
      <text:p text:style-name="P15"/>
      <text:p text:style-name="P15">Para dar permisos a solo logeados pero a las clases que elija yo tengo que adentro de la clase q quiera puedo poner el permiso q quiera.</text:p>
      <text:p text:style-name="P15"/>
      <text:p text:style-name="P15">Class ItemList(generics.ListCreateAPIView):</text:p>
      <text:p text:style-name="P15"><text:tab/>permission_classes = [ IsAuthenticated]</text:p>
      <text:p text:style-name="P15"/>
      <text:p text:style-name="P15">from res_framework.permissions import IsAuthenticated</text:p>
      <text:p text:style-name="P15"/>
      <text:p text:style-name="P15">para crear mi propio permiso y lo aplico del mismo modo</text:p>
      <text:p text:style-name="P15"><text:soft-page-break/></text:p>
      <text:p text:style-name="P15">creao un archivo que se llama permissions.py</text:p>
      <text:p text:style-name="P15">from rest_framework import permissions</text:p>
      <text:p text:style-name="P15"/>
      <text:p text:style-name="P15">class Item ( permissions.IsAdminUser):</text:p>
      <text:p text:style-name="P15"><text:tab/>def has_permissions(self,resquet,view):</text:p>
      <text:p text:style-name="P15"><text:tab/><text:tab/>if request.method == ‘GET’:</text:p>
      <text:p text:style-name="P15"><text:tab/><text:tab/><text:tab/>return TRUE</text:p>
      <text:p text:style-name="P15"><text:tab/></text:p>
      <text:p text:style-name="P15"><text:tab/><text:tab/>Staff_permission= bool(request.user and request.user.is.staff):</text:p>
      <text:p text:style-name="P15"><text:tab/><text:tab/>return staff_permission</text:p>
      <text:p text:style-name="P15"/>
      <text:p text:style-name="P15">from articulo.api.permissions import permisocreado</text:p>
      <text:p text:style-name="P15"/>
      <text:p text:style-name="P15">class ItemList(generics.ListCreateAPIView):</text:p>
      <text:p text:style-name="P15"><text:tab/>permissions_classes = [ permisoCreado]</text:p>
      <text:p text:style-name="P15"/>
      <text:p text:style-name="P16">el nuevo super user despues de esto en mi tp final es: <text:a xlink:type="simple" xlink:href="mailto:tucajas@gmail.com" text:style-name="Internet_20_link" text:visited-style-name="Visited_20_Internet_20_Link">tucajas@gmail.com</text:a> y el pass es : 1302</text:p>
      <text:p text:style-name="P16">postgres clave tueiak23</text:p>
      <text:p text:style-name="P16"/>
      <text:p text:style-name="P16">apunte ( importante instalar cors, corsheader en el django)</text:p>
      <text:p text:style-name="P16">agregar cors_allowed_origins=(‘http://localhost:4200’,’http://127.0.0.1:8000)</text:p>
      <text:p text:style-name="P1"/>
      <text:p text:style-name="P1"/>
      <text:p text:style-name="P1"/>
      <text:p text:style-name="P13">ANGULAR</text:p>
      <text:p text:style-name="P5"/>
      <text:list xml:id="list1307797943" text:style-name="L10">
        <text:list-item>
          <text:p text:style-name="P31">creo un proyecto angular con el comando: ng new curriculum</text:p>
          <text:p text:style-name="P30"/>
        </text:list-item>
      </text:list>
      <text:p text:style-name="P5"><text:tab/><text:tab/>pregunta si quiero agregar el routing le digo que si</text:p>
      <text:p text:style-name="P5"><text:tab/><text:tab/>pregunta si quiero usar css o otros </text:p>
      <text:p text:style-name="P5"/>
      <text:list xml:id="list1260377817" text:style-name="L11">
        <text:list-item>
          <text:p text:style-name="P32"><text:span text:style-name="T4">abro la carpeta con el </text:span><text:span text:style-name="T5">comando code . (code espacio punto)</text:span></text:p>
        </text:list-item>
        <text:list-item>
          <text:p text:style-name="P36">verifico la version de angular con el comando: ng version <text:span text:style-name="T10">(comando </text:span>en osx<text:span text:style-name="T10">)</text:span> </text:p>
        </text:list-item>
        <text:list-item>
          <text:p text:style-name="P33">instalo el angular material adentro del proyecto con el siguiente comando: ng add @angular/material</text:p>
        </text:list-item>
      </text:list>
      <text:p text:style-name="P6"/>
      <text:p text:style-name="P6"><text:tab/>indigo pink : yes</text:p>
      <text:p text:style-name="P6"><text:tab/>styles : yes</text:p>
      <text:p text:style-name="P38"><text:span text:style-name="T12"><text:tab/>animacion : yes</text:span></text:p>
      <text:list xml:id="list266597250" text:style-name="L14">
        <text:list-item>
          <text:p text:style-name="P39"><text:span text:style-name="T11">creamos un modulo con el nombre de la app donde adentro vamos a crear las carpetas home , listado, cliente etc y tiene un routing propio asi q cuando de se crea tiene que tener la finalizacion –routing.</text:span></text:p>
        </text:list-item>
        <text:list-item>
          <text:p text:style-name="P39"><text:span text:style-name="T11">Creamos un componente de inicio en la altura de la app osea afuera de la carpeta nombre de la app, donde va a ir la pagina de inicio.</text:span></text:p>
        </text:list-item>
      </text:list>
      <text:list xml:id="list3410632816" text:style-name="L12">
        <text:list-item>
          <text:p text:style-name="P34">creamos un modulo para poner todo lo de angular material con el comando : ng g m </text:p>
          <text:p text:style-name="P37">este solamente va a tener el modulo solamente donde va a exportar todas las importaciones de angular material.</text:p>
        </text:list-item>
        <text:list-item>
          <text:p text:style-name="P40">En el html del app component ponemos el router outlet</text:p>
        </text:list-item>
        <text:list-item>
          <text:p text:style-name="P34">modificamos las rutas en el archivo app routing</text:p>
        </text:list-item>
      </text:list>
      <text:p text:style-name="P6"/>
      <text:p text:style-name="P6"><text:soft-page-break/><text:tab/>{</text:p>
      <text:p text:style-name="P6"><text:tab/><text:tab/>path: ‘’,</text:p>
      <text:p text:style-name="P6"><text:tab/><text:tab/>component: <text:span text:style-name="T13">inicio</text:span>Component,</text:p>
      <text:p text:style-name="P6"><text:tab/>}</text:p>
      <text:p text:style-name="P6"><text:tab/>{</text:p>
      <text:p text:style-name="P6"><text:tab/><text:tab/>path: ‘ejemplo’,</text:p>
      <text:p text:style-name="P6"><text:tab/><text:tab/>component: loadChildren:() =&gt; import <text:tab/><text:tab/><text:tab/><text:tab/>(‘./ejemplo/ejemplo.module’).then(m=&gt;m.ejemploModule)</text:p>
      <text:p text:style-name="P6"><text:tab/>}</text:p>
      <text:p text:style-name="P6"/>
      <text:list xml:id="list181704872565604" text:continue-numbering="true" text:style-name="L12">
        <text:list-item>
          <text:p text:style-name="P34">modificamos el routing del modulo creado como item para hacer el lazyload</text:p>
        </text:list-item>
      </text:list>
      <text:p text:style-name="P6"><text:tab/></text:p>
      <text:p text:style-name="P6"><text:tab/><text:span text:style-name="T6">[</text:span></text:p>
      <text:p text:style-name="P6"><text:tab/><text:tab/><text:span text:style-name="T6">{</text:span></text:p>
      <text:p text:style-name="P6"><text:tab/><text:tab/><text:tab/><text:span text:style-name="T6">path:’’,</text:span></text:p>
      <text:p text:style-name="P7"><text:tab/><text:tab/><text:tab/>component:homeComponent,</text:p>
      <text:p text:style-name="P7"><text:tab/><text:tab/><text:tab/>children:[</text:p>
      <text:p text:style-name="P7"><text:tab/><text:tab/><text:tab/><text:tab/><text:tab/>{</text:p>
      <text:p text:style-name="P7"><text:tab/><text:tab/><text:tab/><text:tab/><text:tab/><text:tab/>path:’ejemplo’,</text:p>
      <text:p text:style-name="P7"><text:tab/><text:tab/><text:tab/><text:tab/><text:tab/><text:tab/>component: ejemploComponent</text:p>
      <text:p text:style-name="P7"><text:tab/><text:tab/><text:tab/><text:tab/><text:tab/>}</text:p>
      <text:p text:style-name="P7"><text:tab/><text:tab/><text:tab/><text:tab/>]</text:p>
      <text:p text:style-name="P7"><text:tab/><text:tab/>}</text:p>
      <text:p text:style-name="P7"><text:tab/>]</text:p>
      <text:p text:style-name="P5"/>
      <text:list xml:id="list672884447" text:style-name="L15">
        <text:list-item>
          <text:p text:style-name="P45"><text:span text:style-name="T17">creamos una carpeta llamada shared donde se van a poner los componentes que se van a compartir como el menu y el encabezado y pie de pagina etc.</text:span></text:p>
        </text:list-item>
        <text:list-item>
          <text:p text:style-name="P45"><text:span text:style-name="T17">creamos el componente menu</text:span></text:p>
        </text:list-item>
        <text:list-item>
          <text:p text:style-name="P46">creamos el componente encabezado</text:p>
          <text:p text:style-name="P46"/>
        </text:list-item>
      </text:list>
      <text:p text:style-name="P4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GIT </text:p>
      <text:p text:style-name="P8"/>
      <text:p text:style-name="P8">1-creamos un repositorio nuevo</text:p>
      <text:p text:style-name="P8">2-abrimos una consola y vamos al proyecto </text:p>
      <text:p text:style-name="P8">3-corroboro git , git –version</text:p>
      <text:p text:style-name="P8">4-git config –global user.name tucajas</text:p>
      <text:p text:style-name="P8">5-git config –global user.email <text:a xlink:type="simple" xlink:href="mailto:tucajas@gmail.com" text:style-name="Internet_20_link" text:visited-style-name="Visited_20_Internet_20_Link">tucajas@gmail.com</text:a></text:p>
      <text:p text:style-name="P8">6-git config –global user.password <text:s/>(se agrega el token)</text:p>
      <text:p text:style-name="P8">7-git init</text:p>
      <text:p text:style-name="P8">8-git add .</text:p>
      <text:p text:style-name="P8">9-git commit -m “subiendoproyecto”</text:p>
      <text:p text:style-name="P8">10-git branch -M main</text:p>
      <text:p text:style-name="P8"><text:soft-page-break/>11-pegamos el link de copia </text:p>
      <text:p text:style-name="P8">12-git push -u <text:s/><text:span text:style-name="T7">origin main</text:span></text:p>
      <text:p text:style-name="P8"/>
      <text:p text:style-name="P8"/>
      <text:p text:style-name="P9">activar entorno virtual en la consola pythonanywhere uso este comando: source ~/virtualenvs/entornoconda/bin/activate</text:p>
      <text:p text:style-name="P9"/>
      <text:p text:style-name="P41">ANGULAR MATERIAL IMPORTACIONES</text:p>
      <text:p text:style-name="P41"/>
      <text:p text:style-name="P43"><text:span text:style-name="T14">import</text:span> { <text:span text:style-name="T15">NgModule</text:span> } <text:span text:style-name="T14">from</text:span> <text:span text:style-name="T16">'@angular/core'</text:span>;</text:p>
      <text:p text:style-name="P42"><text:span text:style-name="T14">import</text:span> { <text:span text:style-name="T15">CommonModule</text:span> } <text:span text:style-name="T14">from</text:span> <text:span text:style-name="T16">'@angular/common'</text:span>;</text:p>
      <text:p text:style-name="P42"><text:span text:style-name="T14">import</text:span> {<text:span text:style-name="T15">MatSidenavModule</text:span>} <text:span text:style-name="T14">from</text:span> <text:span text:style-name="T16">'@angular/material/sidenav'</text:span>;</text:p>
      <text:p text:style-name="P42"><text:span text:style-name="T14">import</text:span> {<text:span text:style-name="T15">MatToolbarModule</text:span>} <text:span text:style-name="T14">from</text:span> <text:span text:style-name="T16">'@angular/material/toolbar'</text:span>;</text:p>
      <text:p text:style-name="P42"><text:span text:style-name="T14">import</text:span> {<text:span text:style-name="T15">MatListModule</text:span>} <text:span text:style-name="T14">from</text:span> <text:span text:style-name="T16">'@angular/material/list'</text:span>;</text:p>
      <text:p text:style-name="P42"><text:span text:style-name="T14">import</text:span> {<text:span text:style-name="T15">MatIconModule</text:span>} <text:span text:style-name="T14">from</text:span> <text:span text:style-name="T16">'@angular/material/icon'</text:span>;</text:p>
      <text:p text:style-name="P42"><text:span text:style-name="T14">import</text:span> {<text:span text:style-name="T15">MatButtonModule</text:span>} <text:span text:style-name="T14">from</text:span> <text:span text:style-name="T16">'@angular/material/button'</text:span>;</text:p>
      <text:p text:style-name="P42"><text:span text:style-name="T14">import</text:span> {<text:span text:style-name="T15">FlexLayoutModule</text:span>} <text:span text:style-name="T14">from</text:span> <text:span text:style-name="T16">'@angular/flex-layout'</text:span>;</text:p>
      <text:p text:style-name="P42"><text:span text:style-name="T14">import</text:span> {<text:span text:style-name="T15">MatTableModule</text:span>} <text:span text:style-name="T14">from</text:span> <text:span text:style-name="T16">'@angular/material/table'</text:span>;</text:p>
      <text:p text:style-name="P42"><text:span text:style-name="T14">import</text:span> {<text:span text:style-name="T15">MatFormFieldModule</text:span>} <text:span text:style-name="T14">from</text:span> <text:span text:style-name="T16">'@angular/material/form-field'</text:span>;</text:p>
      <text:p text:style-name="P42"><text:span text:style-name="T14">import</text:span> {<text:span text:style-name="T15">MatGridListModule</text:span>} <text:span text:style-name="T14">from</text:span> <text:span text:style-name="T16">'@angular/material/grid-list'</text:span>;</text:p>
      <text:p text:style-name="P42"><text:span text:style-name="T14">import</text:span> {<text:span text:style-name="T15">MatInputModule</text:span>} <text:span text:style-name="T14">from</text:span> <text:span text:style-name="T16">'@angular/material/input'</text:span>;</text:p>
      <text:p text:style-name="P42"><text:span text:style-name="T14">import</text:span> {<text:span text:style-name="T15">MatSelectModule</text:span>} <text:span text:style-name="T14">from</text:span> <text:span text:style-name="T16">'@angular/material/select'</text:span>;</text:p>
      <text:p text:style-name="P42"><text:span text:style-name="T14">import</text:span> {<text:span text:style-name="T15">MatProgressSpinnerModule</text:span>} <text:span text:style-name="T14">from</text:span> <text:span text:style-name="T16">'@angular/material/progress-spinner'</text:span>;</text:p>
      <text:p text:style-name="P42"><text:span text:style-name="T14">import</text:span> {<text:span text:style-name="T15">MatCardModule</text:span>} <text:span text:style-name="T14">from</text:span> <text:span text:style-name="T16">'@angular/material/card'</text:span>;</text:p>
      <text:p text:style-name="P42"><text:span text:style-name="T14">import</text:span> {<text:span text:style-name="T15">MatDialogModule</text:span>} <text:span text:style-name="T14">from</text:span> <text:span text:style-name="T16">'@angular/material/dialog'</text:span>;</text:p>
      <text:p text:style-name="P42"><text:span text:style-name="T14">import</text:span> {<text:span text:style-name="T15">MatDatepickerModule</text:span>} <text:span text:style-name="T14">from</text:span> <text:span text:style-name="T16">'@angular/material/datepicker'</text:span>;</text:p>
      <text:p text:style-name="P42"><text:span text:style-name="T14">import</text:span> { <text:span text:style-name="T15">MatNativeDateModule</text:span> } <text:span text:style-name="T14">from</text:span> <text:span text:style-name="T16">'@angular/material/core'</text:span>;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6:10:02.889949260</meta:creation-date>
    <dc:date>2023-10-10T18:17:03.908800243</dc:date>
    <meta:editing-duration>PT12H53M2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5" meta:paragraph-count="161" meta:word-count="885" meta:character-count="6877" meta:non-whitespace-character-count="6018"/>
  </office:meta>
</office:document-meta>
</file>